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opacity="70%" draw:textarea-horizontal-align="justify" draw:textarea-vertical-align="middle" draw:auto-grow-height="false" draw:shadow-opacity="70%"/>
    </style:style>
    <style:style style:name="gr2" style:family="graphic" style:parent-style-name="standard">
      <style:graphic-properties draw:fill="solid" draw:fill-color="#ffffff" draw:opacity="70%" draw:textarea-horizontal-align="justify" draw:textarea-vertical-align="middle" draw:auto-grow-height="false" draw:shadow="hidden" draw:shadow-opacity="7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.5cm" svg:height="1.5cm" svg:x="0cm" svg:y="1.2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" draw:text-style-name="P1" draw:layer="layout" svg:width="1.5cm" svg:height="1.5cm" svg:x="0.25cm" svg:y="1cm">
          <text:p/>
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2" draw:text-style-name="P1" draw:layer="layout" svg:width="1.5cm" svg:height="0.428cm" draw:transform="skewX (0.894830307497324) translate (0.78528194013103cm 0.32077568493151cm)" svg:viewBox="0 0 1501 429" draw:points="0,642 1501,1071 0,1071">
          <text:p/>
        </draw:polygon>
        <draw:polygon draw:style-name="gr2" draw:text-style-name="P1" draw:layer="layout" svg:width="1.5cm" svg:height="0.428cm" draw:transform="skewX (0.894830307497324) translate (1.124cm 0.249cm)" svg:viewBox="0 0 1501 429" draw:points="1501,927 0,498 1501,498">
          <text:p/>
        </draw:polygon>
        <draw:custom-shape draw:style-name="gr1" draw:text-style-name="P1" draw:layer="layout" svg:width="1.5cm" svg:height="1.5cm" svg:x="1.25cm" svg:y="0.2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" draw:text-style-name="P1" draw:layer="layout" svg:width="1.5cm" svg:height="1.5cm" svg:x="1.5cm" svg:y="0cm">
          <text:p/>
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2" draw:text-style-name="P1" draw:layer="layout" svg:width="1.5cm" svg:height="0.428cm" draw:transform="skewX (0.894830307497324) translate (0.91028194013103cm 2.07177568493151cm)" svg:viewBox="0 0 1501 429" draw:points="0,4144 1501,4573 0,4573">
          <text:p/>
        </draw:polygon>
        <draw:polygon draw:style-name="gr2" draw:text-style-name="P1" draw:layer="layout" svg:width="1.5cm" svg:height="0.428cm" draw:transform="skewX (0.894830307497324) translate (1.249cm 2cm)" svg:viewBox="0 0 1501 429" draw:points="1501,4429 0,4000 1501,4000">
          <text:p/>
        </draw:polygon>
        <draw:custom-shape draw:style-name="gr1" draw:text-style-name="P1" draw:layer="layout" svg:width="1.5cm" svg:height="1.5cm" svg:x="3.5cm" svg:y="1.2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" draw:text-style-name="P1" draw:layer="layout" svg:width="1.5cm" svg:height="1.5cm" svg:x="3.5cm" svg:y="1.25cm">
          <text:p/>
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2" draw:text-style-name="P1" draw:layer="layout" svg:width="1.5cm" svg:height="0.428cm" draw:transform="skewX (0.894830307497324) translate (4.03428194013103cm 0.82077568493151cm)" svg:viewBox="0 0 1501 429" draw:points="0,1642 1501,2071 0,2071">
          <text:p/>
        </draw:polygon>
        <draw:polygon draw:style-name="gr2" draw:text-style-name="P1" draw:layer="layout" svg:width="1.5cm" svg:height="0.428cm" draw:transform="skewX (0.894830307497324) translate (4.034cm 0.821cm)" svg:viewBox="0 0 1501 429" draw:points="1501,2071 0,1642 1501,1642">
          <text:p/>
        </draw:polygon>
        <draw:custom-shape draw:style-name="gr1" draw:text-style-name="P1" draw:layer="layout" svg:width="1.5cm" svg:height="1.5cm" svg:x="4.035cm" svg:y="0.821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" draw:text-style-name="P1" draw:layer="layout" svg:width="1.5cm" svg:height="1.5cm" svg:x="4.034cm" svg:y="0.821cm">
          <text:p/>
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2" draw:text-style-name="P1" draw:layer="layout" svg:width="1.5cm" svg:height="0.428cm" draw:transform="skewX (0.894830307497324) translate (4.03428194013103cm 2.32077568493151cm)" svg:viewBox="0 0 1501 429" draw:points="0,4642 1501,5071 0,5071">
          <text:p/>
        </draw:polygon>
        <draw:polygon draw:style-name="gr2" draw:text-style-name="P1" draw:layer="layout" svg:width="1.5cm" svg:height="0.428cm" draw:transform="skewX (0.894830307497324) translate (4.034cm 2.321cm)" svg:viewBox="0 0 1501 429" draw:points="1501,5071 0,4642 1501,464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0-18T04:37:37</meta:creation-date>
    <dc:date>2007-11-27T01:34:37</dc:date>
    <meta:editing-cycles>10</meta:editing-cycles>
    <meta:editing-duration>PT28M1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